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1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struction decoder signals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clock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nput clock signal to the decoder</text:p>
            <text:p>Outputs are updated at the rising edge of the clock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resets the outputs and internal registers to their default values when high </text:p>
          </table:table-cell>
        </table:table-row>
        <table:table-row table:style-name="ro3">
          <table:table-cell office:value-type="string" calcext:value-type="string">
            <text:p>instruc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he instruction to be executed</text:p>
            <text:p>The value may change to an unvalid input after one clockcycle if the decoder is stalled by the signals</text:p>
            <text:p/>
            <text:p>stall_from_instructionfetch</text:p>
            <text:p>stall_from_memorycontroll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lag_z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nput from the CPSR register</text:p>
          </table:table-cell>
        </table:table-row>
        <table:table-row table:style-name="ro1">
          <table:table-cell office:value-type="string" calcext:value-type="string">
            <text:p>flag_c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nput from the CPSR register</text:p>
          </table:table-cell>
        </table:table-row>
        <table:table-row table:style-name="ro1">
          <table:table-cell office:value-type="string" calcext:value-type="string">
            <text:p>flag_n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nput from the CPSR register</text:p>
          </table:table-cell>
        </table:table-row>
        <table:table-row table:style-name="ro1">
          <table:table-cell office:value-type="string" calcext:value-type="string">
            <text:p>flag_v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nput from the CPSR regist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ll_from_instructionfetch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stall_from_memorycontroller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operand_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elects operand a for the ALU (can be a register or an immediate value offset_a)</text:p>
          </table:table-cell>
        </table:table-row>
        <table:table-row table:style-name="ro1">
          <table:table-cell office:value-type="string" calcext:value-type="string">
            <text:p>operand_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elects operand b for the ALU (can be a register or an immediate value offset_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ffset_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igned immediate output a</text:p>
          </table:table-cell>
        </table:table-row>
        <table:table-row table:style-name="ro1">
          <table:table-cell office:value-type="string" calcext:value-type="string">
            <text:p>offset_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igned immediate output 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u_opc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ets the opcode for the ALU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date_flag_n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If 1, the value of the flag must be updated</text:p>
          </table:table-cell>
        </table:table-row>
        <table:table-row table:style-name="ro1">
          <table:table-cell office:value-type="string" calcext:value-type="string">
            <text:p>update_flag_z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If 1, the value of the flag must be updated</text:p>
          </table:table-cell>
        </table:table-row>
        <table:table-row table:style-name="ro1">
          <table:table-cell office:value-type="string" calcext:value-type="string">
            <text:p>update_flag_c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If 1, the value of the flag must be updated</text:p>
          </table:table-cell>
        </table:table-row>
        <table:table-row table:style-name="ro1">
          <table:table-cell office:value-type="string" calcext:value-type="string">
            <text:p>update_flag_v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If 1, the value of the flag must be upda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u_write_to_reg</text:p>
          </table:table-cell>
          <table:table-cell/>
          <table:table-cell office:value-type="string" calcext:value-type="string">
            <text:p>outpu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4:52:52.140512605</meta:creation-date>
    <dc:date>2017-08-04T15:09:57.808342438</dc:date>
    <meta:editing-duration>PT17M5S</meta:editing-duration>
    <meta:editing-cycles>2</meta:editing-cycles>
    <meta:generator>LibreOffice/5.2.5.1$Linux_X86_64 LibreOffice_project/20m0$Build-1</meta:generator>
    <meta:document-statistic meta:table-count="1" meta:cell-count="65" meta:object-count="0"/>
  </office:meta>
</office:document-meta>
</file>